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30000039CC6022E7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office:version="1.2">
  <office:automatic-styles>
    <style:style xmlns:style="urn:oasis:names:tc:opendocument:xmlns:style:1.0" style:name="P1" style:family="paragraph" style:parent-style-name="Heading_20_1"/>
    <style:style xmlns:style="urn:oasis:names:tc:opendocument:xmlns:style:1.0" style:name="T1" style:family="text">
      <style:text-properties xmlns:fo="urn:oasis:names:tc:opendocument:xmlns:xsl-fo-compatible:1.0" fo:font-weight="bold" style:font-weight-asian="bold" style:font-weight-complex="bold"/>
    </style:style>
    <style:style xmlns:style="urn:oasis:names:tc:opendocument:xmlns:style:1.0" style:name="fr1" style:family="graphic" style:parent-style-name="Graphics">
      <style:graphic-properties xmlns:fo="urn:oasis:names:tc:opendocument:xmlns:xsl-fo-compatible:1.0" xmlns:draw="urn:oasis:names:tc:opendocument:xmlns:drawing:1.0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  <style:paragraph-properties xmlns:fo="urn:oasis:names:tc:opendocument:xmlns:xsl-fo-compatible:1.0" fo:break-after="page"/>
    </style:style>
    <style:style xmlns:style="urn:oasis:names:tc:opendocument:xmlns:style:1.0" style:name="Tsuper" style:family="text">
      <style:text-properties style:text-position="super 58%"/>
    </style:style>
    <style:style xmlns:style="urn:oasis:names:tc:opendocument:xmlns:style:1.0" style:name="Tsub" style:family="text">
      <style:text-properties style:text-position="sub 58%"/>
    </style:style>
    <style:style xmlns:style="urn:oasis:names:tc:opendocument:xmlns:style:1.0" style:name="Pol" style:family="paragraph" style:parent-style-name="Standard" style:list-style-name="L1">
      <style:text-properties style:text-position="0% 100%"/>
    </style:style>
    <style:style xmlns:style="urn:oasis:names:tc:opendocument:xmlns:style:1.0" style:name="Table1" style:family="table">
      <style:table-properties xmlns:table="urn:oasis:names:tc:opendocument:xmlns:table:1.0" style:width="16.999cm" table:align="margins"/>
    </style:style>
    <style:style xmlns:style="urn:oasis:names:tc:opendocument:xmlns:style:1.0" style:name="Table1.A" style:family="table-column">
      <style:table-column-properties style:column-width="5.666cm" style:rel-column-width="21845*"/>
    </style:style>
    <style:style xmlns:style="urn:oasis:names:tc:opendocument:xmlns:style:1.0" style:name="Table1.A1" style:family="table-cell">
      <style:table-cell-properties xmlns:fo="urn:oasis:names:tc:opendocument:xmlns:xsl-fo-compatible:1.0" fo:padding="0.097cm" fo:border="0.002cm solid #000000"/>
    </style:style>
    <style:style xmlns:style="urn:oasis:names:tc:opendocument:xmlns:style:1.0" style:name="Tbold" style:family="text">
      <style:text-properties xmlns:fo="urn:oasis:names:tc:opendocument:xmlns:xsl-fo-compatible:1.0" fo:font-weight="bold" style:font-weight-asian="bold" style:font-weight-complex="bold"/>
    </style:style>
    <style:style xmlns:style="urn:oasis:names:tc:opendocument:xmlns:style:1.0" style:name="Titalics" style:family="text">
      <style:text-properties xmlns:fo="urn:oasis:names:tc:opendocument:xmlns:xsl-fo-compatible:1.0" fo:font-style="italic" style:font-style-asian="italic" style:font-style-complex="italic"/>
    </style:style>
    <style:style xmlns:style="urn:oasis:names:tc:opendocument:xmlns:style:1.0" style:name="Punderline" style:family="text">
      <style:text-properties xmlns:fo="urn:oasis:names:tc:opendocument:xmlns:xsl-fo-compatible:1.0" style:text-underline-style="solid" style:text-underline-width="auto" style:text-underline-color="font-color" fo:font-weight="normal" style:font-weight-asian="normal" style:font-weight-complex="normal"/>
    </style:style>
    <text:list-style xmlns:text="urn:oasis:names:tc:opendocument:xmlns:text:1.0" xmlns:style="urn:oasis:names:tc:opendocument:xmlns:style:1.0" style:name="LO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xmlns:text="urn:oasis:names:tc:opendocument:xmlns:text:1.0" xmlns:style="urn:oasis:names:tc:opendocument:xmlns:style:1.0" style:name="LU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xmlns:text="urn:oasis:names:tc:opendocument:xmlns:text:1.0"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ocumentTitle">Project proposal prototype.ep</text:p>
      <text:h text:style-name="P1" text:outline-level="1"><text:bookmark text:name="login_page"/>Login</text:h>
      <text:p text:style-name="Text_20_body"><draw:frame xmlns:draw="urn:oasis:names:tc:opendocument:xmlns:drawing:1.0" xmlns:svg="urn:oasis:names:tc:opendocument:xmlns:svg-compatible:1.0" draw:style-name="fr1" draw:name="graphics_login" text:anchor-type="char" draw:z-index="0" svg:width="7in" svg:height="4.435321456235477in"><draw:image xmlns:xlink="http://www.w3.org/1999/xlink" xlink:href="Pages\login.png" xlink:type="simple" xlink:show="embed" xlink:actuate="onLoad"/></draw:frame></text:p>
      <text:h text:style-name="P1" text:outline-level="1"><text:bookmark text:name="main_page_page"/>Main Page</text:h>
      <text:p text:style-name="Text_20_body"><draw:frame xmlns:draw="urn:oasis:names:tc:opendocument:xmlns:drawing:1.0" xmlns:svg="urn:oasis:names:tc:opendocument:xmlns:svg-compatible:1.0" draw:style-name="fr1" draw:name="graphics_main_page" text:anchor-type="char" draw:z-index="0" svg:width="6.999999999999999in" svg:height="3.9355783308931183in"><draw:image xmlns:xlink="http://www.w3.org/1999/xlink" xlink:href="Pages\main_page.png" xlink:type="simple" xlink:show="embed" xlink:actuate="onLoad"/></draw:frame></text:p>
      <text:h text:style-name="P1" text:outline-level="1"><text:bookmark text:name="contact_information_page"/>Contact Information</text:h>
      <text:p text:style-name="Text_20_body"><draw:frame xmlns:draw="urn:oasis:names:tc:opendocument:xmlns:drawing:1.0" xmlns:svg="urn:oasis:names:tc:opendocument:xmlns:svg-compatible:1.0" draw:style-name="fr1" draw:name="graphics_contact_information" text:anchor-type="char" draw:z-index="0" svg:width="6.999999999999999in" svg:height="3.9355783308931183in"><draw:image xmlns:xlink="http://www.w3.org/1999/xlink" xlink:href="Pages\contact_information.png" xlink:type="simple" xlink:show="embed" xlink:actuate="onLoad"/></draw:frame></text:p>
      <text:h text:style-name="P1" text:outline-level="1"><text:bookmark text:name="skills_page"/>Skills</text:h>
      <text:p text:style-name="Text_20_body"><draw:frame xmlns:draw="urn:oasis:names:tc:opendocument:xmlns:drawing:1.0" xmlns:svg="urn:oasis:names:tc:opendocument:xmlns:svg-compatible:1.0" draw:style-name="fr1" draw:name="graphics_skills" text:anchor-type="char" draw:z-index="0" svg:width="6.999999999999999in" svg:height="3.9355783308931183in"><draw:image xmlns:xlink="http://www.w3.org/1999/xlink" xlink:href="Pages\skills.png" xlink:type="simple" xlink:show="embed" xlink:actuate="onLoad"/></draw:frame></text:p>
      <text:h text:style-name="P1" text:outline-level="1"><text:bookmark text:name="experience_page"/>Experience</text:h>
      <text:p text:style-name="Text_20_body"><draw:frame xmlns:draw="urn:oasis:names:tc:opendocument:xmlns:drawing:1.0" xmlns:svg="urn:oasis:names:tc:opendocument:xmlns:svg-compatible:1.0" draw:style-name="fr1" draw:name="graphics_experience" text:anchor-type="char" draw:z-index="0" svg:width="6.999999999999999in" svg:height="3.9355783308931183in"><draw:image xmlns:xlink="http://www.w3.org/1999/xlink" xlink:href="Pages\experience.png" xlink:type="simple" xlink:show="embed" xlink:actuate="onLoad"/></draw:frame></text:p>
      <text:h text:style-name="P1" text:outline-level="1"><text:bookmark text:name="additional_info_page"/>Additional Info</text:h>
      <text:p text:style-name="Text_20_body"><draw:frame xmlns:draw="urn:oasis:names:tc:opendocument:xmlns:drawing:1.0" xmlns:svg="urn:oasis:names:tc:opendocument:xmlns:svg-compatible:1.0" draw:style-name="fr1" draw:name="graphics_additional_info" text:anchor-type="char" draw:z-index="0" svg:width="7in" svg:height="4.435321456235477in"><draw:image xmlns:xlink="http://www.w3.org/1999/xlink" xlink:href="Pages\additional_info.png" xlink:type="simple" xlink:show="embed" xlink:actuate="onLoad"/></draw:frame></text:p>
      <text:h text:style-name="P1" text:outline-level="1"><text:bookmark text:name="submit_page"/>Submit</text:h>
      <text:p text:style-name="Text_20_body"><draw:frame xmlns:draw="urn:oasis:names:tc:opendocument:xmlns:drawing:1.0" xmlns:svg="urn:oasis:names:tc:opendocument:xmlns:svg-compatible:1.0" draw:style-name="fr1" draw:name="graphics_submit" text:anchor-type="char" draw:z-index="0" svg:width="7in" svg:height="4.435321456235477in"><draw:image xmlns:xlink="http://www.w3.org/1999/xlink" xlink:href="Pages\submit.png" xlink:type="simple" xlink:show="embed" xlink:actuate="onLoad"/></draw:frame></text:p>
      <text:h text:style-name="P1" text:outline-level="1"><text:bookmark text:name="student_search_page"/>Student Search</text:h>
      <text:p text:style-name="Text_20_body"><draw:frame xmlns:draw="urn:oasis:names:tc:opendocument:xmlns:drawing:1.0" xmlns:svg="urn:oasis:names:tc:opendocument:xmlns:svg-compatible:1.0" draw:style-name="fr1" draw:name="graphics_student_search" text:anchor-type="char" draw:z-index="0" svg:width="6.999999999999999in" svg:height="3.9355783308931183in"><draw:image xmlns:xlink="http://www.w3.org/1999/xlink" xlink:href="Pages\student_search.png" xlink:type="simple" xlink:show="embed" xlink:actuate="onLoad"/></draw:frame></text:p>
      <text:h text:style-name="P1" text:outline-level="1"><text:bookmark text:name="search_results_page"/>Search Results</text:h>
      <text:p text:style-name="Text_20_body"><draw:frame xmlns:draw="urn:oasis:names:tc:opendocument:xmlns:drawing:1.0" xmlns:svg="urn:oasis:names:tc:opendocument:xmlns:svg-compatible:1.0" draw:style-name="fr1" draw:name="graphics_search_results" text:anchor-type="char" draw:z-index="0" svg:width="6.999999999999999in" svg:height="3.9355783308931183in"><draw:image xmlns:xlink="http://www.w3.org/1999/xlink" xlink:href="Pages\search_results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Impact" svg:font-family="Impact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DocumentTitle" style:family="paragraph" style:parent-style-name="Standard">
      <style:paragraph-properties fo:margin-bottom="0.5in" fo:text-align="center" style:justify-single-word="false"/>
      <style:text-properties fo:font-weight="bold" fo:font-size="2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7in" fo:page-height="11.693in" style:num-format="1" style:print-orientation="portrait" fo:margin-top="0.846in" fo:margin-bottom="0.846in" fo:margin-left="0.634in" fo:margin-right="0.63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office:version="1.2">
  <office:meta>
    <meta:initial-creator xmlns:meta="urn:oasis:names:tc:opendocument:xmlns:meta:1.0">Duong Thanh An</meta:initial-creator>
    <meta:creation-date xmlns:meta="urn:oasis:names:tc:opendocument:xmlns:meta:1.0">2009-11-25T11:47:51</meta:creation-date>
    <dc:date xmlns:dc="http://purl.org/dc/elements/1.1/">2009-11-25T15:32:53</dc:date>
    <dc:creator xmlns:dc="http://purl.org/dc/elements/1.1/">Duong Thanh An</dc:creator>
    <meta:editing-duration xmlns:meta="urn:oasis:names:tc:opendocument:xmlns:meta:1.0">PT03H26M31S</meta:editing-duration>
    <meta:editing-cycles xmlns:meta="urn:oasis:names:tc:opendocument:xmlns:meta:1.0">11</meta:editing-cycles>
    <meta:generator xmlns:meta="urn:oasis:names:tc:opendocument:xmlns:meta:1.0">Evolus Pencil</meta:generator>
    <dc:description xmlns:dc="http://purl.org/dc/elements/1.1/">Document generated from a Pencil drawing</dc:description>
    <dc:title xmlns:dc="http://purl.org/dc/elements/1.1/">Project proposal prototype.ep</dc:title>
    <meta:document-statistic xmlns:meta="urn:oasis:names:tc:opendocument:xmlns:meta:1.0" meta:table-count="0" meta:image-count="1" meta:object-count="0" meta:page-count="3" meta:paragraph-count="4" meta:word-count="154" meta:character-count="1138"/>
  </office:meta>
</office:document-meta>
</file>

<file path=Template.xml><?xml version="1.0" encoding="utf-8"?>
<Template xmlns="http://www.evolus.vn/Namespace/Pencil">
  <Property name="id">Evolus:ODT:Default.Template</Property>
  <Property name="name">Default Document Template</Property>
  <Property name="author">Evolus</Property>
  <Property name="description">Simple template for exporting to .ODT, .DOC and .PDF</Property>
</Template>
</file>